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BC0000002DC843CD6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d9110" officeooo:paragraph-rsid="000d9110"/>
    </style:style>
    <style:style style:name="P2" style:family="paragraph" style:parent-style-name="Standard">
      <style:text-properties officeooo:rsid="0017ae99" officeooo:paragraph-rsid="0017ae99"/>
    </style:style>
    <style:style style:name="P3" style:family="paragraph" style:parent-style-name="Standard">
      <style:text-properties officeooo:rsid="00179cac" officeooo:paragraph-rsid="000d9110"/>
    </style:style>
    <style:style style:name="P4" style:family="paragraph" style:parent-style-name="Standard">
      <style:text-properties officeooo:rsid="00191d7e" officeooo:paragraph-rsid="00191d7e"/>
    </style:style>
    <style:style style:name="T1" style:family="text">
      <style:text-properties officeooo:rsid="0017ae99"/>
    </style:style>
    <style:style style:name="T2" style:family="text">
      <style:text-properties officeooo:rsid="00191d7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 Taylor</text:p>
      <text:p text:style-name="P1">C++</text:p>
      <text:p text:style-name="P1">Chapter <text:span text:style-name="T2">9.1</text:span></text:p>
      <text:p text:style-name="P3"/>
      <text:p text:style-name="P4">/*</text:p>
      <text:p text:style-name="P4"><text:s/>* 01. Array Allocator</text:p>
      <text:p text:style-name="P4"><text:s/>*</text:p>
      <text:p text:style-name="P4"><text:s/>* Creates a function to dynamically allocate an array.</text:p>
      <text:p text:style-name="P4"><text:s/>*/</text:p>
      <text:p text:style-name="P4"><text:s/></text:p>
      <text:p text:style-name="P4">#include &lt;iostream&gt;</text:p>
      <text:p text:style-name="P4">#include &lt;memory&gt;</text:p>
      <text:p text:style-name="P4"></text:p>
      <text:p text:style-name="P4">using namespace std;</text:p>
      <text:p text:style-name="P4"></text:p>
      <text:p text:style-name="P4">unique_ptr&lt;int[]&gt; createArray(int);</text:p>
      <text:p text:style-name="P4"></text:p>
      <text:p text:style-name="P4">int main() {</text:p>
      <text:p text:style-name="P4"><text:tab/>const int SIZE = 4;</text:p>
      <text:p text:style-name="P4"><text:tab/>unique_ptr&lt;int[]&gt; arr = createArray(SIZE);</text:p>
      <text:p text:style-name="P4"><text:tab/></text:p>
      <text:p text:style-name="P4"><text:tab/>for (int i = 0; i &lt; SIZE; i++)</text:p>
      <text:p text:style-name="P4"><text:tab/>{</text:p>
      <text:p text:style-name="P4"><text:tab/><text:tab/>arr[i] = i;</text:p>
      <text:p text:style-name="P4"><text:tab/>}</text:p>
      <text:p text:style-name="P4"><text:tab/></text:p>
      <text:p text:style-name="P4"><text:tab/>for (int i = 0; i &lt; SIZE; i++)</text:p>
      <text:p text:style-name="P4"><text:tab/>{</text:p>
      <text:p text:style-name="P4"><text:tab/><text:tab/>cout &lt;&lt; arr[i] &lt;&lt; " ";</text:p>
      <text:p text:style-name="P4"><text:tab/>}</text:p>
      <text:p text:style-name="P4"><text:tab/>cout &lt;&lt; endl;</text:p>
      <text:p text:style-name="P4">}</text:p>
      <text:p text:style-name="P4"></text:p>
      <text:p text:style-name="P4">unique_ptr&lt;int[]&gt; createArray(const int size) {</text:p>
      <text:p text:style-name="P4"><text:tab/>unique_ptr&lt;int[]&gt; arr(new int[size]);</text:p>
      <text:p text:style-name="P4"><text:tab/>return arr;</text:p>
      <text:p text:style-name="P4">}</text:p>
      <text:p text:style-name="P4"/>
      <text:p text:style-name="P4"><draw:frame draw:style-name="fr1" draw:name="Image1" text:anchor-type="paragraph" svg:x="0.5799in" svg:y="0.1791in" svg:width="5.4689in" svg:height="0.3516in" draw:z-index="0"><draw:image xlink:href="Pictures/10000000000002BC0000002DC843CD6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5T11:38:21.484846282</meta:creation-date>
    <dc:date>2015-07-14T11:17:13.675364410</dc:date>
    <meta:editing-duration>P0D</meta:editing-duration>
    <meta:editing-cycles>6</meta:editing-cycles>
    <meta:generator>LibreOffice/4.2.6.3$Linux_X86_64 LibreOffice_project/420$Build-3</meta:generator>
    <meta:document-statistic meta:table-count="0" meta:image-count="1" meta:object-count="0" meta:page-count="1" meta:paragraph-count="36" meta:word-count="88" meta:character-count="532" meta:non-whitespace-character-count="418"/>
  </office:meta>
</office:document-meta>
</file>